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Hannov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7">
            <text:p>167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231.698072600168">
            <text:p>231,70 €</text:p>
          </table:table-cell>
          <table:table-cell table:style-name="ce5" table:formula="of:=[.F2]-[.B3]/[.B4]" office:value-type="currency" office:currency="EUR" office:value="231.698072600168">
            <text:p>231,70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174.281452907501">
            <text:p>174,28 €</text:p>
          </table:table-cell>
          <table:table-cell table:formula="of:=[.F3]-[.B3]/[.B4]" office:value-type="currency" office:currency="EUR" office:value="174.281452907501">
            <text:p>174,28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76.352973665726">
            <text:p>176,35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21">
            <text:p>0,12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27.222437005959">
            <text:p>127,22 €</text:p>
          </table:table-cell>
          <table:table-cell table:style-name="ce14" table:formula="of:=[.F4]-[.B3]/[.B4]" office:value-type="currency" office:currency="EUR" office:value="127.222437005959">
            <text:p>127,22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9.96">
            <text:p>9,96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AA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4.98">
            <text:p>4,98 €</text:p>
          </table:table-cell>
          <table:table-cell table:style-name="ce7"/>
          <table:table-cell table:formula="of:=[.B8]/(1+[.D2])^(1/4)" office:value-type="currency" office:currency="EUR" office:value="4.89647338631878">
            <text:p>4,90 €</text:p>
          </table:table-cell>
          <table:table-cell table:formula="of:=[.B5]/2" office:value-type="currency" office:currency="EUR" office:value="4.98">
            <text:p>4,98 €</text:p>
          </table:table-cell>
          <table:table-cell table:style-name="ce8"/>
          <table:table-cell table:formula="of:=[.E8]/(1+[.D3])^(1/4)" office:value-type="currency" office:currency="EUR" office:value="4.87946164088413">
            <text:p>4,88 €</text:p>
          </table:table-cell>
          <table:table-cell table:formula="of:=[.B5]/2" office:value-type="currency" office:currency="EUR" office:value="4.98">
            <text:p>4,98 €</text:p>
          </table:table-cell>
          <table:table-cell table:style-name="ce9"/>
          <table:table-cell table:formula="of:=[.H8]/(1+[.D4])^(1/4)" office:value-type="currency" office:currency="EUR" office:value="4.86274136658803">
            <text:p>4,8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3.0476">
            <text:p>13,05 €</text:p>
          </table:table-cell>
          <table:table-cell office:value-type="percentage" office:value="0.31">
            <text:p>31,00%</text:p>
          </table:table-cell>
          <table:table-cell table:formula="of:=[.B9]/(1+[.$D$2])^[.A9]" office:value-type="currency" office:currency="EUR" office:value="12.1940186915888">
            <text:p>12,19 €</text:p>
          </table:table-cell>
          <table:table-cell table:formula="of:=[.B5]*(1+[.F9])" office:value-type="currency" office:currency="EUR" office:value="12.8484">
            <text:p>12,85 €</text:p>
          </table:table-cell>
          <table:table-cell office:value-type="percentage" office:value="0.29">
            <text:p>29,00%</text:p>
          </table:table-cell>
          <table:table-cell table:formula="of:=[.E9]/(1+[.$D$3])^[.A9]" office:value-type="currency" office:currency="EUR" office:value="11.8418433179724">
            <text:p>11,84 €</text:p>
          </table:table-cell>
          <table:table-cell table:formula="of:=[.B5]*(1+[.I9])" office:value-type="currency" office:currency="EUR" office:value="11.952">
            <text:p>11,95 €</text:p>
          </table:table-cell>
          <table:table-cell office:value-type="percentage" office:value="0.2">
            <text:p>20,00%</text:p>
          </table:table-cell>
          <table:table-cell table:formula="of:=[.H9]/(1+[.$D$4])^[.A9]" office:value-type="currency" office:currency="EUR" office:value="10.8654545454545">
            <text:p>10,8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4.35236">
            <text:p>14,35 €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EUR" office:value="12.5359070661193">
            <text:p>12,54 €</text:p>
          </table:table-cell>
          <table:table-cell table:formula="of:=[.E9]*(1+[.F10])" office:value-type="currency" office:currency="EUR" office:value="13.876272">
            <text:p>13,88 €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EUR" office:value="11.7872726114379">
            <text:p>11,79 €</text:p>
          </table:table-cell>
          <table:table-cell table:formula="of:=[.H9]*(1+[.I10])" office:value-type="currency" office:currency="EUR" office:value="12.5496">
            <text:p>12,55 €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EUR" office:value="10.3715702479339">
            <text:p>10,37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5.5005488">
            <text:p>15,50 €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EUR" office:value="12.653065076083">
            <text:p>12,65 €</text:p>
          </table:table-cell>
          <table:table-cell table:formula="of:=[.E10]*(1+[.F11])" office:value-type="currency" office:currency="EUR" office:value="14.70884832">
            <text:p>14,71 €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EUR" office:value="11.5156764683172">
            <text:p>11,52 €</text:p>
          </table:table-cell>
          <table:table-cell table:formula="of:=[.H10]*(1+[.I11])" office:value-type="currency" office:currency="EUR" office:value="12.926088">
            <text:p>12,93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9.71156123215627">
            <text:p>9,7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9.30032928">
            <text:p>9,30 €</text:p>
          </table:table-cell>
          <table:table-cell office:value-type="percentage" office:value="-0.4">
            <text:p>-40,00%</text:p>
          </table:table-cell>
          <table:table-cell table:formula="of:=[.B12]/(1+[.$D$2])^[.A12]" office:value-type="currency" office:currency="EUR" office:value="7.09517667817741">
            <text:p>7,10 €</text:p>
          </table:table-cell>
          <table:table-cell table:formula="of:=[.E11]*(1+[.F12])" office:value-type="currency" office:currency="EUR" office:value="8.825308992">
            <text:p>8,83 €</text:p>
          </table:table-cell>
          <table:table-cell office:value-type="percentage" office:value="-0.4">
            <text:p>-40,00%</text:p>
          </table:table-cell>
          <table:table-cell table:formula="of:=[.E12]/(1+[.$D$3])^[.A12]" office:value-type="currency" office:currency="EUR" office:value="6.36811601934593">
            <text:p>6,37 €</text:p>
          </table:table-cell>
          <table:table-cell table:formula="of:=[.H11]*(1+[.I12])" office:value-type="currency" office:currency="EUR" office:value="6.463044">
            <text:p>6,46 €</text:p>
          </table:table-cell>
          <table:table-cell office:value-type="percentage" office:value="-0.5">
            <text:p>-50,00%</text:p>
          </table:table-cell>
          <table:table-cell table:formula="of:=[.H12]/(1+[.$D$4])^[.A12]" office:value-type="currency" office:currency="EUR" office:value="4.41434601461649">
            <text:p>4,4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5.7175564832">
            <text:p>15,72 €</text:p>
          </table:table-cell>
          <table:table-cell office:value-type="percentage" office:value="0.69">
            <text:p>69,00%</text:p>
          </table:table-cell>
          <table:table-cell table:formula="of:=[.B13]/(1+[.$D$2])^[.A13]" office:value-type="currency" office:currency="EUR" office:value="11.2064005477755">
            <text:p>11,21 €</text:p>
          </table:table-cell>
          <table:table-cell table:formula="of:=[.E12]*(1+[.F13])" office:value-type="currency" office:currency="EUR" office:value="14.91477219648">
            <text:p>14,91 €</text:p>
          </table:table-cell>
          <table:table-cell office:value-type="percentage" office:value="0.69">
            <text:p>69,00%</text:p>
          </table:table-cell>
          <table:table-cell table:formula="of:=[.E13]/(1+[.$D$3])^[.A13]" office:value-type="currency" office:currency="EUR" office:value="9.91900098865864">
            <text:p>9,92 €</text:p>
          </table:table-cell>
          <table:table-cell table:formula="of:=[.H12]*(1+[.I13])" office:value-type="currency" office:currency="EUR" office:value="13.31387064">
            <text:p>13,31 €</text:p>
          </table:table-cell>
          <table:table-cell office:value-type="percentage" office:value="1.06">
            <text:p>106,00%</text:p>
          </table:table-cell>
          <table:table-cell table:formula="of:=[.H13]/(1+[.$D$4])^[.A13]" office:value-type="currency" office:currency="EUR" office:value="8.26686617282724">
            <text:p>8,27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6.974961001856">
            <text:p>16,97 €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EUR" office:value="11.3111332631753">
            <text:p>11,31 €</text:p>
          </table:table-cell>
          <table:table-cell table:formula="of:=[.E13]*(1+[.F14])" office:value-type="currency" office:currency="EUR" office:value="15.8096585282688">
            <text:p>15,81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9.69045257878172">
            <text:p>9,69 €</text:p>
          </table:table-cell>
          <table:table-cell table:formula="of:=[.H13]*(1+[.I14])" office:value-type="currency" office:currency="EUR" office:value="7.988322384">
            <text:p>7,99 €</text:p>
          </table:table-cell>
          <table:table-cell office:value-type="percentage" office:value="-0.4">
            <text:p>-40,00%</text:p>
          </table:table-cell>
          <table:table-cell table:formula="of:=[.H14]/(1+[.$D$4])^[.A14]" office:value-type="currency" office:currency="EUR" office:value="4.50919973063304">
            <text:p>4,5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8.3329578820045">
            <text:p>18,33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11.4168447889994">
            <text:p>11,42 €</text:p>
          </table:table-cell>
          <table:table-cell table:formula="of:=[.E14]*(1+[.F15])" office:value-type="currency" office:currency="EUR" office:value="16.7582380399649">
            <text:p>16,76 €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EUR" office:value="9.46717026129827">
            <text:p>9,47 €</text:p>
          </table:table-cell>
          <table:table-cell table:formula="of:=[.H14]*(1+[.I15])" office:value-type="currency" office:currency="EUR" office:value="13.50026482896">
            <text:p>13,50 €</text:p>
          </table:table-cell>
          <table:table-cell office:value-type="percentage" office:value="0.69">
            <text:p>69,00%</text:p>
          </table:table-cell>
          <table:table-cell table:formula="of:=[.H15]/(1+[.$D$4])^[.A15]" office:value-type="currency" office:currency="EUR" office:value="6.9277704952453">
            <text:p>6,9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9.7995945125648">
            <text:p>19,80 €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EUR" office:value="11.5235442730087">
            <text:p>11,52 €</text:p>
          </table:table-cell>
          <table:table-cell table:formula="of:=[.E15]*(1+[.F16])" office:value-type="currency" office:currency="EUR" office:value="17.7637323223628">
            <text:p>17,76 €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EUR" office:value="9.24903269767388">
            <text:p>9,25 €</text:p>
          </table:table-cell>
          <table:table-cell table:formula="of:=[.H15]*(1+[.I16])" office:value-type="currency" office:currency="EUR" office:value="13.9052727738288">
            <text:p>13,91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6.4869123728206">
            <text:p>6,49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1.38356207357">
            <text:p>21,38 €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EUR" office:value="11.6312409484574">
            <text:p>11,63 €</text:p>
          </table:table-cell>
          <table:table-cell table:formula="of:=[.E16]*(1+[.F17])" office:value-type="currency" office:currency="EUR" office:value="10.6582393934177">
            <text:p>10,66 €</text:p>
          </table:table-cell>
          <table:table-cell office:value-type="percentage" office:value="-0.4">
            <text:p>-40,00%</text:p>
          </table:table-cell>
          <table:table-cell table:formula="of:=[.E17]/(1+[.$D$3])^[.A17]" office:value-type="currency" office:currency="EUR" office:value="5.11467245954316">
            <text:p>5,11 €</text:p>
          </table:table-cell>
          <table:table-cell table:formula="of:=[.H16]*(1+[.I17])" office:value-type="currency" office:currency="EUR" office:value="8.34316366429728">
            <text:p>8,34 €</text:p>
          </table:table-cell>
          <table:table-cell office:value-type="percentage" office:value="-0.4">
            <text:p>-40,00%</text:p>
          </table:table-cell>
          <table:table-cell table:formula="of:=[.H17]/(1+[.$D$4])^[.A17]" office:value-type="currency" office:currency="EUR" office:value="3.53831583972033">
            <text:p>3,54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3.0942470394556">
            <text:p>23,09 €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EUR" office:value="11.7399441348916">
            <text:p>11,74 €</text:p>
          </table:table-cell>
          <table:table-cell table:formula="of:=[.E17]*(1+[.F18])" office:value-type="currency" office:currency="EUR" office:value="18.0124245748759">
            <text:p>18,01 €</text:p>
          </table:table-cell>
          <table:table-cell office:value-type="percentage" office:value="0.69">
            <text:p>69,00%</text:p>
          </table:table-cell>
          <table:table-cell table:formula="of:=[.E18]/(1+[.$D$3])^[.A18]" office:value-type="currency" office:currency="EUR" office:value="7.96663267891977">
            <text:p>7,97 €</text:p>
          </table:table-cell>
          <table:table-cell table:formula="of:=[.H17]*(1+[.I18])" office:value-type="currency" office:currency="EUR" office:value="14.0999465926624">
            <text:p>14,10 €</text:p>
          </table:table-cell>
          <table:table-cell office:value-type="percentage" office:value="0.69">
            <text:p>69,00%</text:p>
          </table:table-cell>
          <table:table-cell table:formula="of:=[.H18]/(1+[.$D$4])^[.A18]" office:value-type="currency" office:currency="EUR" office:value="5.43613979011578">
            <text:p>5,44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18.203748854595">
            <text:p>118,20 €</text:p>
          </table:table-cell>
          <table:table-cell/>
          <table:table-cell table:style-name="ce8"/>
          <table:table-cell table:formula="of:=SUM([.G8:.G18])" office:value-type="currency" office:currency="EUR" office:value="97.799331722833">
            <text:p>97,80 €</text:p>
          </table:table-cell>
          <table:table-cell/>
          <table:table-cell table:style-name="ce9"/>
          <table:table-cell table:formula="of:=SUM([.J8:.J18])" office:value-type="currency" office:currency="EUR" office:value="75.3908778081115">
            <text:p>75,39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30.942470394556">
            <text:p>230,94 €</text:p>
          </table:table-cell>
          <table:table-cell table:style-name="ce7"/>
          <table:table-cell table:formula="of:=[.B20]/(1+[.D2])^([.A18]+1/2)" office:value-type="currency" office:currency="EUR" office:value="113.494323745573">
            <text:p>113,49 €</text:p>
          </table:table-cell>
          <table:table-cell table:formula="of:=[.E18]*[.D5]" office:value-type="currency" office:currency="EUR" office:value="180.124245748759">
            <text:p>180,12 €</text:p>
          </table:table-cell>
          <table:table-cell table:style-name="ce8"/>
          <table:table-cell table:formula="of:=[.E20]/(1+[.D3])^([.A18]+1/2)" office:value-type="currency" office:currency="EUR" office:value="76.4821211846678">
            <text:p>76,48 €</text:p>
          </table:table-cell>
          <table:table-cell table:formula="of:=[.H18]*[.D5]" office:value-type="currency" office:currency="EUR" office:value="140.999465926624">
            <text:p>141,00 €</text:p>
          </table:table-cell>
          <table:table-cell table:style-name="ce9"/>
          <table:table-cell table:formula="of:=[.H20]/(1+[.D4])^([.A18]+1/2)" office:value-type="currency" office:currency="EUR" office:value="51.8315591978478">
            <text:p>51,83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17:1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2T17:16:14.03</dc:date>
    <dc:creator>aaa </dc:creator>
    <meta:editing-duration>P2DT23H19M53S</meta:editing-duration>
    <meta:editing-cycles>51</meta:editing-cycles>
    <meta:generator>OpenOffice/4.1.5$Win32 OpenOffice.org_project/415m1$Build-9789</meta:generator>
    <meta:document-statistic meta:table-count="5" meta:cell-count="687" meta:object-count="0"/>
  </office:meta>
</office:document-meta>
</file>